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as" svg:font-family="Consolas, 'courier new'"/>
    <style:font-face style:name="Lohit Devanagari1" svg:font-family="'Lohit Devanagari'"/>
    <style:font-face style:name="Merriweather" svg:font-family="Merriweather, serif"/>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Standard">
      <style:text-properties fo:font-variant="normal" fo:text-transform="none" fo:color="#000000" style:font-name="Verdana" fo:font-size="12pt" fo:letter-spacing="normal" fo:font-style="normal" fo:font-weight="normal" officeooo:rsid="001b7a8f" officeooo:paragraph-rsid="001b7a8f"/>
    </style:style>
    <style:style style:name="P3" style:family="paragraph" style:parent-style-name="Standard">
      <style:text-properties fo:font-variant="normal" fo:text-transform="none" fo:color="#000000" style:font-name="Verdana" fo:font-size="11.25pt" fo:letter-spacing="normal" fo:font-style="normal" fo:font-weight="normal" officeooo:rsid="001b7a8f" officeooo:paragraph-rsid="001b7a8f" fo:background-color="transparent"/>
    </style:style>
    <style:style style:name="P4" style:family="paragraph" style:parent-style-name="Standard">
      <style:text-properties fo:font-variant="normal" fo:text-transform="none" fo:color="#000000" style:font-name="Liberation Serif" fo:font-size="11.25pt" fo:letter-spacing="normal" fo:font-style="normal" fo:font-weight="normal" officeooo:rsid="002c52a8" officeooo:paragraph-rsid="00324ced" fo:background-color="transparent"/>
    </style:style>
    <style:style style:name="P5" style:family="paragraph" style:parent-style-name="Text_20_body">
      <style:text-properties officeooo:paragraph-rsid="001d5977"/>
    </style:style>
    <style:style style:name="P6" style:family="paragraph" style:parent-style-name="Text_20_body">
      <style:text-properties officeooo:paragraph-rsid="00232f50"/>
    </style:style>
    <style:style style:name="P7" style:family="paragraph" style:parent-style-name="Heading_20_1">
      <style:paragraph-properties fo:margin-left="0cm" fo:margin-right="0cm" fo:margin-top="0.265cm" fo:margin-bottom="0.397cm" loext:contextual-spacing="false" fo:line-height="110%" fo:orphans="2" fo:widows="2" fo:text-indent="0cm" style:auto-text-indent="false"/>
      <style:text-properties fo:font-variant="normal" fo:text-transform="none" fo:color="#000000" style:font-name="Liberation Serif" fo:font-size="18pt" fo:letter-spacing="normal" fo:font-style="normal" fo:font-weight="normal"/>
    </style:style>
    <style:style style:name="P8" style:family="paragraph" style:parent-style-name="Heading_20_1">
      <style:text-properties fo:font-variant="normal" fo:text-transform="none" fo:color="#333333" style:font-name="Merriweather" fo:font-size="18pt" fo:letter-spacing="normal" fo:font-style="normal" fo:font-weight="normal" officeooo:rsid="006503ba" officeooo:paragraph-rsid="006503ba" fo:background-color="transparent" style:font-size-asian="9.14999961853027pt" style:font-weight-asian="normal" style:font-size-complex="10.5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1b7a8f" officeooo:paragraph-rsid="001b7a8f"/>
    </style:style>
    <style:style style:name="P10" style:family="paragraph" style:parent-style-name="Standard">
      <style:text-properties fo:font-variant="normal" fo:text-transform="none" fo:color="#000000" style:font-name="Liberation Serif" fo:font-size="12pt" fo:letter-spacing="normal" fo:font-style="normal" fo:font-weight="normal" officeooo:rsid="001b7a8f" officeooo:paragraph-rsid="001b7a8f" fo:background-color="#ffff00"/>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b7a8f" officeooo:paragraph-rsid="001b7a8f" fo:background-color="transparen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25d5d8" officeooo:paragraph-rsid="0025d5d8" fo:background-color="transparen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25d6f8" officeooo:paragraph-rsid="0025d6f8" fo:background-color="transparen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5d6f8" officeooo:paragraph-rsid="0027b5ee" fo:background-color="transparen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7b5ee" officeooo:paragraph-rsid="0027b5ee" fo:background-color="transparen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8039c" officeooo:paragraph-rsid="0028039c" fo:background-color="transparen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8f314" officeooo:paragraph-rsid="0028f314" fo:background-color="transparen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296ea1" officeooo:paragraph-rsid="00296ea1" fo:background-color="transparen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2c52a8" officeooo:paragraph-rsid="002c52a8" fo:background-color="transparen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2c52a8" officeooo:paragraph-rsid="002e835c" fo:background-color="transparen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3055e5" officeooo:paragraph-rsid="003055e5" fo:background-color="transparent" style:font-weight-asian="normal" style:font-weight-complex="normal"/>
    </style:style>
    <style:style style:name="P22" style:family="paragraph" style:parent-style-name="Standard">
      <style:text-properties fo:font-variant="normal" fo:text-transform="none" fo:color="#000000" style:font-name="Liberation Serif" fo:font-size="12pt" fo:letter-spacing="normal" fo:font-style="normal" fo:font-weight="bold" officeooo:rsid="002c52a8" officeooo:paragraph-rsid="00324ced" fo:background-color="transparent" style:font-weight-asian="bold" style:font-weight-complex="bold"/>
    </style:style>
    <style:style style:name="P23" style:family="paragraph" style:parent-style-name="Standard">
      <style:text-properties fo:font-variant="normal" fo:text-transform="none" fo:color="#000000" style:font-name="Liberation Serif" fo:font-size="11.25pt" fo:letter-spacing="normal" fo:font-style="normal" fo:font-weight="normal" officeooo:rsid="001b7a8f" officeooo:paragraph-rsid="001b7a8f" fo:background-color="transparent"/>
    </style:style>
    <style:style style:name="P24" style:family="paragraph" style:parent-style-name="Standard">
      <style:text-properties fo:font-variant="normal" fo:text-transform="none" fo:color="#000000" style:font-name="Liberation Serif" fo:font-size="11.25pt" fo:letter-spacing="normal" fo:font-style="normal" fo:font-weight="normal" officeooo:rsid="0025d6f8" officeooo:paragraph-rsid="0027b5ee" fo:background-color="transparent"/>
    </style:style>
    <style:style style:name="P25" style:family="paragraph" style:parent-style-name="Standard">
      <style:text-properties fo:font-variant="normal" fo:text-transform="none" fo:color="#000000" style:font-name="Liberation Serif" fo:font-size="11.25pt" fo:letter-spacing="normal" fo:font-style="normal" fo:font-weight="normal" officeooo:rsid="0027b5ee" officeooo:paragraph-rsid="0027b5ee" fo:background-color="transparent"/>
    </style:style>
    <style:style style:name="P26" style:family="paragraph" style:parent-style-name="Standard">
      <style:text-properties fo:font-variant="normal" fo:text-transform="none" fo:color="#000000" style:font-name="Liberation Serif" fo:font-size="11.25pt" fo:letter-spacing="normal" fo:font-style="normal" fo:font-weight="normal" officeooo:rsid="002c52a8" officeooo:paragraph-rsid="002e835c" fo:background-color="transparent"/>
    </style:style>
    <style:style style:name="P27" style:family="paragraph" style:parent-style-name="Standard">
      <style:text-properties fo:font-variant="normal" fo:text-transform="none" fo:color="#000000" style:font-name="Liberation Serif" fo:font-size="11.25pt" fo:letter-spacing="normal" fo:font-style="normal" fo:font-weight="normal" officeooo:rsid="002c52a8" officeooo:paragraph-rsid="00324ced" fo:background-color="transparent"/>
    </style:style>
    <style:style style:name="P28" style:family="paragraph" style:parent-style-name="Standard">
      <style:text-properties fo:font-variant="normal" fo:text-transform="none" fo:color="#000000" style:font-name="Liberation Serif" fo:font-size="11.25pt" fo:letter-spacing="normal" fo:font-style="normal" fo:font-weight="normal" officeooo:rsid="003055e5" officeooo:paragraph-rsid="00324ced" fo:background-color="transparent" style:font-weight-asian="normal" style:font-weight-complex="normal"/>
    </style:style>
    <style:style style:name="P29" style:family="paragraph" style:parent-style-name="Standard">
      <style:text-properties fo:font-variant="normal" fo:text-transform="none" fo:color="#000000" style:font-name="Liberation Serif" fo:font-size="11.25pt" fo:letter-spacing="normal" fo:font-style="normal" fo:font-weight="normal" officeooo:rsid="00324ced" officeooo:paragraph-rsid="00324ced" fo:background-color="transparent"/>
    </style:style>
    <style:style style:name="P30" style:family="paragraph" style:parent-style-name="Standard">
      <style:text-properties fo:font-variant="normal" fo:text-transform="none" fo:color="#000000" style:font-name="Liberation Serif" fo:font-size="11.25pt" fo:letter-spacing="normal" fo:font-style="normal" fo:font-weight="normal" officeooo:rsid="0032d652" officeooo:paragraph-rsid="0032d652" fo:background-color="transparent"/>
    </style:style>
    <style:style style:name="P31" style:family="paragraph" style:parent-style-name="Standard">
      <style:text-properties fo:font-variant="normal" fo:text-transform="none" fo:color="#000000" style:font-name="Liberation Serif" fo:font-size="11.25pt" fo:letter-spacing="normal" fo:font-style="normal" fo:font-weight="normal" officeooo:rsid="0034c4e0" officeooo:paragraph-rsid="0034c4e0" fo:background-color="transparent"/>
    </style:style>
    <style:style style:name="P32" style:family="paragraph" style:parent-style-name="Standard">
      <style:text-properties fo:font-variant="normal" fo:text-transform="none" fo:color="#000000" style:font-name="Liberation Serif" fo:font-size="11.25pt" fo:letter-spacing="normal" fo:font-style="normal" fo:font-weight="normal" officeooo:rsid="00371cea" officeooo:paragraph-rsid="00371cea" fo:background-color="transparent"/>
    </style:style>
    <style:style style:name="P33" style:family="paragraph" style:parent-style-name="Standard">
      <style:text-properties fo:font-variant="normal" fo:text-transform="none" fo:color="#000000" style:font-name="Liberation Serif" fo:font-size="11.25pt" fo:letter-spacing="normal" fo:font-style="normal" fo:font-weight="normal" officeooo:rsid="00371cea" officeooo:paragraph-rsid="0040e5dc" fo:background-color="transparent"/>
    </style:style>
    <style:style style:name="P34" style:family="paragraph" style:parent-style-name="Standard">
      <style:text-properties fo:font-variant="normal" fo:text-transform="none" fo:color="#000000" style:font-name="Liberation Serif" fo:font-size="11.25pt" fo:letter-spacing="normal" fo:font-style="normal" fo:font-weight="normal" officeooo:rsid="003d0d15" officeooo:paragraph-rsid="003d0d15" fo:background-color="transparent"/>
    </style:style>
    <style:style style:name="P35" style:family="paragraph" style:parent-style-name="Standard">
      <style:text-properties fo:font-variant="normal" fo:text-transform="none" fo:color="#000000" style:font-name="Liberation Serif" fo:font-size="11.25pt" fo:letter-spacing="normal" fo:font-style="normal" fo:font-weight="normal" officeooo:rsid="003ffc11" officeooo:paragraph-rsid="003ffc11" fo:background-color="transparent"/>
    </style:style>
    <style:style style:name="P36" style:family="paragraph" style:parent-style-name="Standard">
      <style:text-properties fo:font-variant="normal" fo:text-transform="none" fo:color="#000000" style:font-name="Liberation Serif" fo:font-size="11.25pt" fo:letter-spacing="normal" fo:font-style="normal" fo:font-weight="normal" officeooo:rsid="003a7b36" officeooo:paragraph-rsid="0040e5dc" fo:background-color="transparent" style:font-size-asian="9.14999961853027pt" style:font-weight-asian="normal" style:font-size-complex="10.5pt" style:font-weight-complex="normal"/>
    </style:style>
    <style:style style:name="P37" style:family="paragraph" style:parent-style-name="Standard">
      <style:text-properties fo:font-variant="normal" fo:text-transform="none" fo:color="#000000" style:font-name="Liberation Serif" fo:font-size="11.25pt" fo:letter-spacing="normal" fo:font-style="normal" fo:font-weight="normal" officeooo:rsid="004cef8c" officeooo:paragraph-rsid="004cef8c" fo:background-color="transparent" style:font-size-asian="9.14999961853027pt" style:font-weight-asian="normal" style:font-size-complex="10.5pt" style:font-weight-complex="normal"/>
    </style:style>
    <style:style style:name="P38" style:family="paragraph" style:parent-style-name="Standard">
      <style:text-properties fo:font-variant="normal" fo:text-transform="none" fo:color="#000000" style:font-name="Liberation Serif" fo:font-size="10.5pt" fo:letter-spacing="normal" fo:font-style="normal" fo:font-weight="normal" officeooo:rsid="003931b0" officeooo:paragraph-rsid="003931b0" fo:background-color="transparent" style:font-size-asian="9.14999961853027pt" style:font-weight-asian="normal" style:font-size-complex="10.5pt" style:font-weight-complex="normal"/>
    </style:style>
    <style:style style:name="P39" style:family="paragraph" style:parent-style-name="Standard">
      <style:text-properties fo:font-variant="normal" fo:text-transform="none" fo:color="#000000" style:font-name="Liberation Serif" fo:font-size="10.5pt" fo:letter-spacing="normal" fo:font-style="normal" fo:font-weight="normal" officeooo:rsid="003a7b36" officeooo:paragraph-rsid="003a7b36" fo:background-color="transparent" style:font-size-asian="9.14999961853027pt" style:font-weight-asian="normal" style:font-size-complex="10.5pt" style:font-weight-complex="normal"/>
    </style:style>
    <style:style style:name="P40" style:family="paragraph" style:parent-style-name="Standard">
      <style:text-properties fo:font-variant="normal" fo:text-transform="none" fo:color="#000000" style:font-name="Liberation Serif" fo:font-size="10.5pt" fo:letter-spacing="normal" fo:font-style="normal" fo:font-weight="normal" officeooo:rsid="003a7b36" officeooo:paragraph-rsid="0040e5dc" fo:background-color="transparent" style:font-size-asian="9.14999961853027pt" style:font-weight-asian="normal" style:font-size-complex="10.5pt" style:font-weight-complex="normal"/>
    </style:style>
    <style:style style:name="P41" style:family="paragraph" style:parent-style-name="Standard">
      <style:text-properties fo:font-variant="normal" fo:text-transform="none" fo:color="#000000" style:font-name="Liberation Serif" fo:font-size="10.5pt" fo:letter-spacing="normal" fo:font-style="normal" fo:font-weight="normal" officeooo:rsid="00419e0e" officeooo:paragraph-rsid="00419e0e" fo:background-color="transparent" style:font-size-asian="9.14999961853027pt" style:font-weight-asian="normal" style:font-size-complex="10.5pt" style:font-weight-complex="normal"/>
    </style:style>
    <style:style style:name="P42" style:family="paragraph" style:parent-style-name="Standard">
      <style:text-properties fo:font-variant="normal" fo:text-transform="none" fo:color="#000000" style:font-name="Liberation Serif" fo:font-size="10.5pt" fo:letter-spacing="normal" fo:font-style="normal" fo:font-weight="normal" officeooo:rsid="0048190c" officeooo:paragraph-rsid="0048190c" fo:background-color="transparent" style:font-size-asian="9.14999961853027pt" style:font-weight-asian="normal" style:font-size-complex="10.5pt" style:font-weight-complex="normal"/>
    </style:style>
    <style:style style:name="P43" style:family="paragraph" style:parent-style-name="Standard">
      <style:text-properties fo:font-variant="normal" fo:text-transform="none" fo:color="#000000" style:font-name="Liberation Serif" fo:font-size="10.5pt" fo:letter-spacing="normal" fo:font-style="normal" fo:font-weight="normal" officeooo:rsid="005029c3" officeooo:paragraph-rsid="005029c3" fo:background-color="transparent" style:font-size-asian="9.14999961853027pt" style:font-weight-asian="normal" style:font-size-complex="10.5pt" style:font-weight-complex="normal"/>
    </style:style>
    <style:style style:name="P44" style:family="paragraph" style:parent-style-name="Standard">
      <style:text-properties fo:font-variant="normal" fo:text-transform="none" fo:color="#000000" style:font-name="Liberation Serif" fo:font-size="10.5pt" fo:letter-spacing="normal" fo:font-style="normal" fo:font-weight="normal" officeooo:rsid="005105ce" officeooo:paragraph-rsid="005105ce" fo:background-color="transparent" style:font-size-asian="9.14999961853027pt" style:font-weight-asian="normal" style:font-size-complex="10.5pt" style:font-weight-complex="normal"/>
    </style:style>
    <style:style style:name="P45" style:family="paragraph" style:parent-style-name="Standard">
      <style:text-properties fo:font-variant="normal" fo:text-transform="none" fo:color="#000000" style:font-name="Liberation Serif" fo:font-size="10.5pt" fo:letter-spacing="normal" fo:font-style="normal" fo:font-weight="normal" officeooo:rsid="0051743e" officeooo:paragraph-rsid="0051743e" fo:background-color="transparent" style:font-size-asian="9.14999961853027pt" style:font-weight-asian="normal" style:font-size-complex="10.5pt" style:font-weight-complex="normal"/>
    </style:style>
    <style:style style:name="P46" style:family="paragraph" style:parent-style-name="Standard">
      <style:text-properties fo:font-variant="normal" fo:text-transform="none" fo:color="#000000" style:font-name="Liberation Serif" fo:font-size="10.5pt" fo:letter-spacing="normal" fo:font-style="normal" fo:font-weight="normal" officeooo:rsid="0051978e" officeooo:paragraph-rsid="0051978e" fo:background-color="transparent" style:font-size-asian="9.14999961853027pt" style:font-weight-asian="normal" style:font-size-complex="10.5pt" style:font-weight-complex="normal"/>
    </style:style>
    <style:style style:name="P47" style:family="paragraph" style:parent-style-name="Standard">
      <style:text-properties fo:font-variant="normal" fo:text-transform="none" fo:color="#000000" style:font-name="Liberation Serif" fo:font-size="10.5pt" fo:letter-spacing="normal" fo:font-style="normal" fo:font-weight="normal" officeooo:rsid="00538aac" officeooo:paragraph-rsid="00538aac" fo:background-color="transparent" style:font-size-asian="9.14999961853027pt" style:font-weight-asian="normal" style:font-size-complex="10.5pt" style:font-weight-complex="normal"/>
    </style:style>
    <style:style style:name="P48" style:family="paragraph" style:parent-style-name="Standard">
      <style:text-properties fo:font-variant="normal" fo:text-transform="none" fo:color="#000000" style:font-name="Liberation Serif" fo:font-size="10.5pt" fo:letter-spacing="normal" fo:font-style="normal" fo:font-weight="normal" officeooo:rsid="00538d9a" officeooo:paragraph-rsid="00538d9a" fo:background-color="transparent" style:font-size-asian="9.14999961853027pt" style:font-weight-asian="normal" style:font-size-complex="10.5pt" style:font-weight-complex="normal"/>
    </style:style>
    <style:style style:name="P49" style:family="paragraph" style:parent-style-name="Standard">
      <style:text-properties fo:font-variant="normal" fo:text-transform="none" fo:color="#000000" style:font-name="Liberation Serif" fo:font-size="10.5pt" fo:letter-spacing="normal" fo:font-style="normal" fo:font-weight="normal" officeooo:rsid="0055cbc2" officeooo:paragraph-rsid="0055cbc2" fo:background-color="transparent" style:font-size-asian="9.14999961853027pt" style:font-weight-asian="normal" style:font-size-complex="10.5pt" style:font-weight-complex="normal"/>
    </style:style>
    <style:style style:name="P50" style:family="paragraph" style:parent-style-name="Standard">
      <style:text-properties fo:font-variant="normal" fo:text-transform="none" fo:color="#000000" style:font-name="Liberation Serif" fo:font-size="10.5pt" fo:letter-spacing="normal" fo:font-style="normal" fo:font-weight="normal" officeooo:rsid="0056f97d" officeooo:paragraph-rsid="0056f97d" fo:background-color="transparent" style:font-size-asian="9.14999961853027pt" style:font-weight-asian="normal" style:font-size-complex="10.5pt" style:font-weight-complex="normal"/>
    </style:style>
    <style:style style:name="P51" style:family="paragraph" style:parent-style-name="Standard">
      <style:text-properties fo:font-variant="normal" fo:text-transform="none" fo:color="#000000" style:font-name="Liberation Serif" fo:font-size="10.5pt" fo:letter-spacing="normal" fo:font-style="normal" fo:font-weight="normal" officeooo:rsid="0056f97d" officeooo:paragraph-rsid="0058d1e9" fo:background-color="transparent" style:font-size-asian="9.14999961853027pt" style:font-weight-asian="normal" style:font-size-complex="10.5pt" style:font-weight-complex="normal"/>
    </style:style>
    <style:style style:name="P52" style:family="paragraph" style:parent-style-name="Standard">
      <style:text-properties fo:font-variant="normal" fo:text-transform="none" fo:color="#000000" style:font-name="Liberation Serif" fo:font-size="10.5pt" fo:letter-spacing="normal" fo:font-style="normal" fo:font-weight="normal" officeooo:rsid="0058d1e9" officeooo:paragraph-rsid="0058d1e9" fo:background-color="transparent" style:font-size-asian="9.14999961853027pt" style:font-weight-asian="normal" style:font-size-complex="10.5pt" style:font-weight-complex="normal"/>
    </style:style>
    <style:style style:name="P53" style:family="paragraph" style:parent-style-name="Standard">
      <style:text-properties fo:font-variant="normal" fo:text-transform="none" fo:color="#000000" style:font-name="Liberation Serif" fo:font-size="10.5pt" fo:letter-spacing="normal" fo:font-style="normal" fo:font-weight="normal" officeooo:rsid="00598f19" officeooo:paragraph-rsid="00598f19" fo:background-color="transparent" style:font-size-asian="9.14999961853027pt" style:font-weight-asian="normal" style:font-size-complex="10.5pt" style:font-weight-complex="normal"/>
    </style:style>
    <style:style style:name="P54" style:family="paragraph" style:parent-style-name="Standard">
      <style:text-properties fo:font-variant="normal" fo:text-transform="none" fo:color="#000000" style:font-name="Liberation Serif" fo:font-size="10.5pt" fo:letter-spacing="normal" fo:font-style="normal" fo:font-weight="normal" officeooo:rsid="005b2ea0" officeooo:paragraph-rsid="005b2ea0" fo:background-color="transparent" style:font-size-asian="9.14999961853027pt" style:font-weight-asian="normal" style:font-size-complex="10.5pt" style:font-weight-complex="normal"/>
    </style:style>
    <style:style style:name="P55" style:family="paragraph" style:parent-style-name="Standard">
      <style:text-properties fo:font-variant="normal" fo:text-transform="none" fo:color="#000000" style:font-name="Liberation Serif" fo:font-size="10.5pt" fo:letter-spacing="normal" fo:font-style="normal" fo:font-weight="normal" officeooo:rsid="005c9556" officeooo:paragraph-rsid="005c9556" fo:background-color="transparent" style:font-size-asian="9.14999961853027pt" style:font-weight-asian="normal" style:font-size-complex="10.5pt" style:font-weight-complex="normal"/>
    </style:style>
    <style:style style:name="P56" style:family="paragraph" style:parent-style-name="Standard">
      <style:text-properties fo:font-variant="normal" fo:text-transform="none" fo:color="#000000" style:font-name="Liberation Serif" fo:font-size="10.5pt" fo:letter-spacing="normal" fo:font-style="normal" fo:font-weight="normal" officeooo:rsid="0060525d" officeooo:paragraph-rsid="0060525d" fo:background-color="transparent" style:font-size-asian="9.14999961853027pt" style:font-weight-asian="normal" style:font-size-complex="10.5pt" style:font-weight-complex="normal"/>
    </style:style>
    <style:style style:name="P57" style:family="paragraph" style:parent-style-name="Standard">
      <style:text-properties fo:font-variant="normal" fo:text-transform="none" fo:color="#000000" style:font-name="Liberation Serif" fo:font-size="10.5pt" fo:letter-spacing="normal" fo:font-style="normal" fo:font-weight="normal" officeooo:rsid="0061f078" officeooo:paragraph-rsid="0061f078" fo:background-color="transparent" style:font-size-asian="9.14999961853027pt" style:font-weight-asian="normal" style:font-size-complex="10.5pt" style:font-weight-complex="normal"/>
    </style:style>
    <style:style style:name="P58" style:family="paragraph" style:parent-style-name="Standard">
      <style:text-properties fo:font-variant="normal" fo:text-transform="none" fo:color="#000000" style:font-name="Liberation Serif" fo:font-size="10.5pt" fo:letter-spacing="normal" fo:font-style="normal" fo:font-weight="normal" officeooo:rsid="006302f1" officeooo:paragraph-rsid="006302f1" fo:background-color="transparent" style:font-size-asian="9.14999961853027pt" style:font-weight-asian="normal" style:font-size-complex="10.5pt" style:font-weight-complex="normal"/>
    </style:style>
    <style:style style:name="P59" style:family="paragraph" style:parent-style-name="Standard">
      <style:text-properties fo:font-variant="normal" fo:text-transform="none" fo:color="#000000" style:font-name="Liberation Serif" fo:font-size="10.5pt" fo:letter-spacing="normal" fo:font-style="normal" fo:font-weight="normal" officeooo:rsid="00645b2f" officeooo:paragraph-rsid="00645b2f" fo:background-color="transparent" style:font-size-asian="9.14999961853027pt" style:font-weight-asian="normal" style:font-size-complex="10.5pt" style:font-weight-complex="normal"/>
    </style:style>
    <style:style style:name="P60" style:family="paragraph" style:parent-style-name="Standard">
      <style:text-properties fo:font-variant="normal" fo:text-transform="none" fo:color="#000000" style:font-name="Liberation Serif" fo:font-size="10.5pt" fo:letter-spacing="normal" fo:font-style="normal" fo:font-weight="normal" officeooo:rsid="00645b2f" officeooo:paragraph-rsid="006503ba" fo:background-color="transparent" style:font-size-asian="9.14999961853027pt" style:font-weight-asian="normal" style:font-size-complex="10.5pt" style:font-weight-complex="normal"/>
    </style:style>
    <style:style style:name="P61" style:family="paragraph" style:parent-style-name="Standard">
      <style:text-properties fo:font-variant="normal" fo:text-transform="none" fo:color="#000000" style:font-name="Liberation Serif" fo:font-size="10.5pt" fo:letter-spacing="normal" fo:font-style="normal" fo:font-weight="normal" officeooo:rsid="006503ba" officeooo:paragraph-rsid="006503ba" fo:background-color="transparent" style:font-size-asian="9.14999961853027pt" style:font-weight-asian="normal" style:font-size-complex="10.5pt" style:font-weight-complex="normal"/>
    </style:style>
    <style:style style:name="P62" style:family="paragraph" style:parent-style-name="Standard">
      <style:text-properties fo:font-variant="normal" fo:text-transform="none" fo:color="#000000" style:font-name="Liberation Serif" fo:font-size="10.5pt" fo:letter-spacing="normal" fo:font-style="normal" fo:font-weight="normal" officeooo:rsid="00419e0e" officeooo:paragraph-rsid="0040e5dc" fo:background-color="transparent" style:font-size-asian="10.5pt" style:font-weight-asian="normal" style:font-size-complex="10.5pt" style:font-weight-complex="normal"/>
    </style:style>
    <style:style style:name="P63" style:family="paragraph" style:parent-style-name="Standard">
      <style:text-properties fo:font-variant="normal" fo:text-transform="none" fo:color="#000000" style:font-name="Liberation Serif" fo:font-size="10.5pt" fo:letter-spacing="normal" fo:font-style="normal" fo:font-weight="normal" officeooo:rsid="003a7b36" officeooo:paragraph-rsid="0040e5dc" fo:background-color="transparent" style:font-size-asian="10.5pt" style:font-weight-asian="normal" style:font-size-complex="10.5pt" style:font-weight-complex="normal"/>
    </style:style>
    <style:style style:name="P64" style:family="paragraph" style:parent-style-name="Standard">
      <style:text-properties fo:font-variant="normal" fo:text-transform="none" fo:color="#000000" style:font-name="Liberation Serif" fo:font-size="10.5pt" fo:letter-spacing="normal" fo:font-style="normal" fo:font-weight="normal" officeooo:rsid="00434e02" officeooo:paragraph-rsid="00434e02" fo:background-color="transparent" style:font-size-asian="10.5pt" style:font-weight-asian="normal" style:font-size-complex="10.5pt" style:font-weight-complex="normal"/>
    </style:style>
    <style:style style:name="P65" style:family="paragraph" style:parent-style-name="Standard">
      <style:text-properties fo:font-variant="normal" fo:text-transform="none" fo:color="#000000" style:font-name="Liberation Serif" fo:font-size="10.5pt" fo:letter-spacing="normal" fo:font-style="normal" fo:font-weight="normal" officeooo:rsid="00443fb3" officeooo:paragraph-rsid="00443fb3" fo:background-color="transparent" style:font-size-asian="10.5pt" style:font-weight-asian="normal" style:font-size-complex="10.5pt" style:font-weight-complex="normal"/>
    </style:style>
    <style:style style:name="P66" style:family="paragraph" style:parent-style-name="Standard">
      <style:text-properties fo:font-variant="normal" fo:text-transform="none" fo:color="#000000" style:font-name="Liberation Serif" fo:font-size="14pt" fo:letter-spacing="normal" fo:font-style="normal" fo:font-weight="bold" officeooo:rsid="00419e0e" officeooo:paragraph-rsid="0040e5dc" fo:background-color="transparent" style:font-size-asian="14pt" style:font-weight-asian="bold" style:font-size-complex="14pt" style:font-weight-complex="bold"/>
    </style:style>
    <style:style style:name="P67" style:family="paragraph" style:parent-style-name="Standard">
      <style:text-properties fo:font-variant="normal" fo:text-transform="none" fo:color="#000000" style:font-name="Liberation Serif" fo:font-size="14pt" fo:letter-spacing="normal" fo:font-style="normal" fo:font-weight="bold" officeooo:rsid="006503ba" officeooo:paragraph-rsid="006503ba" fo:background-color="transparent" style:font-size-asian="14pt" style:font-weight-asian="bold" style:font-size-complex="14pt" style:font-weight-complex="bold"/>
    </style:style>
    <style:style style:name="P68" style:family="paragraph" style:parent-style-name="Standard">
      <style:text-properties fo:font-variant="normal" fo:text-transform="none" fo:color="#000000" style:font-name="Liberation Serif" fo:font-size="18pt" fo:letter-spacing="normal" fo:font-style="normal" fo:font-weight="bold" officeooo:rsid="00498e13" officeooo:paragraph-rsid="0040e5dc" fo:background-color="transparent" style:font-size-asian="18pt" style:font-weight-asian="bold" style:font-size-complex="18pt" style:font-weight-complex="bold"/>
    </style:style>
    <style:style style:name="P69" style:family="paragraph" style:parent-style-name="Standard">
      <style:text-properties fo:font-variant="normal" fo:text-transform="none" fo:color="#000000" style:font-name="Liberation Serif" fo:font-size="10pt" fo:letter-spacing="normal" fo:font-style="normal" fo:font-weight="normal" officeooo:rsid="006503ba" officeooo:paragraph-rsid="006503ba" fo:background-color="transparent" style:font-size-asian="10pt" style:font-weight-asian="normal" style:font-size-complex="10pt" style:font-weight-complex="normal"/>
    </style:style>
    <style:style style:name="P70" style:family="paragraph" style:parent-style-name="Standard">
      <style:text-properties fo:font-variant="normal" fo:text-transform="none" fo:color="#000000" style:font-name="Liberation Serif" fo:font-size="10pt" fo:letter-spacing="normal" fo:font-style="normal" fo:font-weight="normal" officeooo:rsid="0067456d" officeooo:paragraph-rsid="0067456d" fo:background-color="transparent" style:font-size-asian="10pt" style:font-weight-asian="normal" style:font-size-complex="10pt" style:font-weight-complex="normal"/>
    </style:style>
    <style:style style:name="P71" style:family="paragraph" style:parent-style-name="Standard">
      <style:text-properties fo:font-variant="normal" fo:text-transform="none" fo:color="#000000" style:font-name="Liberation Serif" fo:font-size="10pt" fo:letter-spacing="normal" fo:font-style="normal" fo:font-weight="normal" officeooo:rsid="00681d26" officeooo:paragraph-rsid="00681d26" fo:background-color="transparent" style:font-size-asian="10pt" style:font-weight-asian="normal" style:font-size-complex="10pt" style:font-weight-complex="normal"/>
    </style:style>
    <style:style style:name="P72" style:family="paragraph" style:parent-style-name="Standard">
      <style:text-properties fo:font-variant="normal" fo:text-transform="none" fo:color="#000000" style:font-name="Liberation Serif" fo:font-size="10pt" fo:letter-spacing="normal" fo:font-style="normal" fo:font-weight="normal" officeooo:rsid="00681d26" officeooo:paragraph-rsid="006971a4" fo:background-color="transparent" style:font-size-asian="10pt" style:font-weight-asian="normal" style:font-size-complex="10pt" style:font-weight-complex="normal"/>
    </style:style>
    <style:style style:name="P73" style:family="paragraph" style:parent-style-name="Standard">
      <style:text-properties fo:font-variant="normal" fo:text-transform="none" fo:color="#000000" style:font-name="Liberation Serif" fo:font-size="10pt" fo:letter-spacing="normal" fo:font-style="normal" fo:font-weight="normal" officeooo:rsid="00684663" officeooo:paragraph-rsid="00684663" fo:background-color="transparent" style:font-size-asian="10pt" style:font-weight-asian="normal" style:font-size-complex="10pt" style:font-weight-complex="normal"/>
    </style:style>
    <style:style style:name="P74" style:family="paragraph" style:parent-style-name="Standard">
      <style:text-properties fo:font-variant="normal" fo:text-transform="none" fo:color="#000000" style:font-name="Liberation Serif" fo:font-size="10pt" fo:letter-spacing="normal" fo:font-style="normal" fo:font-weight="normal" officeooo:rsid="00684663" officeooo:paragraph-rsid="006971a4" fo:background-color="transparent" style:font-size-asian="10pt" style:font-weight-asian="normal" style:font-size-complex="10pt" style:font-weight-complex="normal"/>
    </style:style>
    <style:style style:name="P75" style:family="paragraph" style:parent-style-name="Standard">
      <style:text-properties fo:font-variant="normal" fo:text-transform="none" fo:color="#000000" style:font-name="Liberation Serif" fo:font-size="10pt" fo:letter-spacing="normal" fo:font-style="normal" fo:font-weight="normal" officeooo:rsid="006971a4" officeooo:paragraph-rsid="006971a4" fo:background-color="transparent" style:font-size-asian="10pt" style:font-weight-asian="normal" style:font-size-complex="10pt" style:font-weight-complex="normal"/>
    </style:style>
    <style:style style:name="P76" style:family="paragraph" style:parent-style-name="Standard">
      <style:text-properties fo:font-variant="normal" fo:text-transform="none" fo:color="#333333" style:font-name="Merriweather" fo:font-size="12pt" fo:letter-spacing="normal" fo:font-style="normal" fo:font-weight="normal" officeooo:rsid="005b2ea0" officeooo:paragraph-rsid="005b2ea0" fo:background-color="transparent" style:font-size-asian="9.14999961853027pt" style:font-weight-asian="normal" style:font-size-complex="10.5pt" style:font-weight-complex="normal"/>
    </style:style>
    <style:style style:name="P77" style:family="paragraph" style:parent-style-name="Standard">
      <style:text-properties fo:font-variant="normal" fo:text-transform="none" fo:color="#333333" style:font-name="Merriweather" fo:font-size="12pt" fo:letter-spacing="normal" fo:font-style="normal" fo:font-weight="normal" officeooo:rsid="005e2e8f" officeooo:paragraph-rsid="005e2e8f" fo:background-color="transparent" style:font-size-asian="9.14999961853027pt" style:font-weight-asian="normal" style:font-size-complex="10.5pt" style:font-weight-complex="normal"/>
    </style:style>
    <style:style style:name="P78" style:family="paragraph" style:parent-style-name="Standard">
      <style:text-properties fo:font-variant="normal" fo:text-transform="none" fo:color="#333333" style:font-name="Merriweather" fo:font-size="12pt" fo:letter-spacing="normal" fo:font-style="normal" fo:font-weight="normal" officeooo:rsid="005e8166" officeooo:paragraph-rsid="005e8166" fo:background-color="transparent" style:font-size-asian="9.14999961853027pt" style:font-weight-asian="normal" style:font-size-complex="10.5pt" style:font-weight-complex="normal"/>
    </style:style>
    <style:style style:name="P79" style:family="paragraph" style:parent-style-name="Standard">
      <style:text-properties fo:color="#000000" style:font-name="Liberation Serif"/>
    </style:style>
    <style:style style:name="P80" style:family="paragraph" style:parent-style-name="Standard">
      <style:text-properties fo:color="#000000" style:font-name="Liberation Serif" officeooo:rsid="0013e66d" officeooo:paragraph-rsid="0013e66d"/>
    </style:style>
    <style:style style:name="P81" style:family="paragraph" style:parent-style-name="Standard">
      <style:text-properties fo:color="#000000" style:font-name="Liberation Serif" officeooo:rsid="00157ca2" officeooo:paragraph-rsid="0013e66d"/>
    </style:style>
    <style:style style:name="P82" style:family="paragraph" style:parent-style-name="Standard">
      <style:text-properties fo:color="#000000" style:font-name="Liberation Serif" officeooo:rsid="00157ca2" officeooo:paragraph-rsid="00157ca2"/>
    </style:style>
    <style:style style:name="P83" style:family="paragraph" style:parent-style-name="Standard">
      <style:text-properties fo:color="#000000" style:font-name="Liberation Serif" officeooo:rsid="0016dd5d" officeooo:paragraph-rsid="0016dd5d"/>
    </style:style>
    <style:style style:name="P84" style:family="paragraph" style:parent-style-name="Standard">
      <style:text-properties fo:color="#000000" style:font-name="Liberation Serif" officeooo:rsid="0018e262" officeooo:paragraph-rsid="0018e262"/>
    </style:style>
    <style:style style:name="P85" style:family="paragraph" style:parent-style-name="Standard">
      <style:text-properties fo:color="#000000" style:font-name="Liberation Serif" officeooo:rsid="001a4f8e" officeooo:paragraph-rsid="001a4f8e"/>
    </style:style>
    <style:style style:name="P86" style:family="paragraph" style:parent-style-name="Standard">
      <style:text-properties fo:color="#000000" style:font-name="Liberation Serif" officeooo:rsid="001b7a8f" officeooo:paragraph-rsid="001b7a8f"/>
    </style:style>
    <style:style style:name="P87" style:family="paragraph" style:parent-style-name="Text_20_body">
      <style:text-properties fo:font-variant="normal" fo:text-transform="none" fo:color="#000000" style:font-name="Liberation Serif" fo:font-size="12pt" fo:letter-spacing="normal" fo:font-style="normal" fo:font-weight="normal" officeooo:rsid="001f6e72" officeooo:paragraph-rsid="001f6e72"/>
    </style:style>
    <style:style style:name="P88" style:family="paragraph" style:parent-style-name="Text_20_body">
      <style:text-properties fo:font-variant="normal" fo:text-transform="none" fo:color="#000000" style:font-name="Liberation Serif" fo:font-size="12pt" fo:letter-spacing="normal" fo:font-style="normal" fo:font-weight="normal" officeooo:rsid="0021eb3f" officeooo:paragraph-rsid="0021eb3f"/>
    </style:style>
    <style:style style:name="P89" style:family="paragraph" style:parent-style-name="Text_20_body">
      <style:text-properties fo:font-variant="normal" fo:text-transform="none" fo:color="#000000" style:font-name="Liberation Serif" fo:font-size="12pt" fo:letter-spacing="normal" fo:font-style="normal" fo:font-weight="normal" officeooo:rsid="0025d5d8" officeooo:paragraph-rsid="0025d5d8" fo:background-color="transparent"/>
    </style:style>
    <style:style style:name="P90" style:family="paragraph" style:parent-style-name="Text_20_body">
      <style:text-properties fo:font-variant="normal" fo:text-transform="none" fo:color="#000000" style:font-name="Liberation Serif" fo:font-size="11.25pt" fo:letter-spacing="normal" fo:font-style="normal" fo:font-weight="normal" officeooo:rsid="003a7b36" officeooo:paragraph-rsid="0040e5dc" fo:background-color="transparent" style:font-size-asian="9.14999961853027pt" style:font-weight-asian="normal" style:font-size-complex="10.5pt" style:font-weight-complex="normal"/>
    </style:style>
    <style:style style:name="P91" style:family="paragraph" style:parent-style-name="Text_20_body">
      <style:text-properties fo:font-variant="normal" fo:text-transform="none" fo:color="#333333" style:font-name="Liberation Serif" fo:font-size="10pt" fo:letter-spacing="normal" fo:font-style="normal" fo:font-weight="normal" officeooo:rsid="00673337" officeooo:paragraph-rsid="00673337" fo:background-color="transparent" style:font-size-asian="10pt" style:font-weight-asian="normal" style:font-size-complex="10pt" style:font-weight-complex="normal"/>
    </style:style>
    <style:style style:name="P92" style:family="paragraph" style:parent-style-name="Text_20_body">
      <style:text-properties fo:color="#000000" style:font-name="Liberation Serif" officeooo:paragraph-rsid="0021eb3f"/>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25pt" fo:letter-spacing="normal" fo:font-style="normal" fo:font-weight="normal" style:font-weight-asian="normal" style:font-weight-complex="normal"/>
    </style:style>
    <style:style style:name="P9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T1" style:family="text">
      <style:text-properties officeooo:rsid="001592f5"/>
    </style:style>
    <style:style style:name="T2" style:family="text">
      <style:text-properties officeooo:rsid="00179070"/>
    </style:style>
    <style:style style:name="T3" style:family="text">
      <style:text-properties officeooo:rsid="001ca1e2"/>
    </style:style>
    <style:style style:name="T4" style:family="text">
      <style:text-properties fo:font-variant="normal" fo:text-transform="none" fo:color="#000000" style:font-name="Liberation Serif" fo:font-size="12pt" fo:letter-spacing="normal" fo:font-style="normal" fo:font-weight="bold"/>
    </style:style>
    <style:style style:name="T5" style:family="text">
      <style:text-properties fo:font-variant="normal" fo:text-transform="none" fo:color="#000000" style:font-name="Liberation Serif" fo:font-size="12pt" fo:letter-spacing="normal" fo:font-style="normal" fo:font-weight="bold" officeooo:rsid="001b7a8f"/>
    </style:style>
    <style:style style:name="T6" style:family="text">
      <style:text-properties fo:font-variant="normal" fo:text-transform="none" fo:color="#000000" style:font-name="Liberation Serif" fo:font-size="12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officeooo:rsid="001b7a8f"/>
    </style:style>
    <style:style style:name="T8" style:family="text">
      <style:text-properties fo:font-variant="normal" fo:text-transform="none" fo:color="#000000" style:font-name="Liberation Serif" fo:font-size="12pt" fo:letter-spacing="normal" fo:font-style="normal" fo:font-weight="normal" fo:background-color="#ffff00" loext:char-shading-value="0"/>
    </style:style>
    <style:style style:name="T9" style:family="text">
      <style:text-properties fo:font-variant="normal" fo:text-transform="none" fo:color="#000000" style:font-name="Liberation Serif" fo:font-size="12pt" fo:letter-spacing="normal" fo:font-style="normal" fo:font-weight="normal" officeooo:rsid="00232f50" fo:background-color="#ffff00" loext:char-shading-value="0"/>
    </style:style>
    <style:style style:name="T10" style:family="text">
      <style:text-properties fo:font-variant="normal" fo:text-transform="none" fo:color="#000000" style:font-name="Liberation Serif" fo:font-size="11.25pt" fo:letter-spacing="normal" fo:font-style="normal" fo:font-weight="normal"/>
    </style:style>
    <style:style style:name="T11" style:family="text">
      <style:text-properties fo:font-variant="normal" fo:text-transform="none" fo:color="#000000" style:font-name="Liberation Serif" fo:font-size="11.25pt" fo:letter-spacing="normal" fo:font-style="normal" fo:font-weight="normal" fo:background-color="#ffff00" loext:char-shading-value="0"/>
    </style:style>
    <style:style style:name="T12" style:family="text">
      <style:text-properties fo:font-variant="normal" fo:text-transform="none" fo:color="#000000" style:font-name="Liberation Serif" fo:font-size="11.25pt" fo:letter-spacing="normal" fo:font-style="normal" fo:font-weight="normal" fo:background-color="#ffff00" loext:char-shading-value="0" loext:padding="0cm" loext:border="none"/>
    </style:style>
    <style:style style:name="T13" style:family="text">
      <style:text-properties fo:font-variant="normal" fo:text-transform="none" fo:color="#000000" style:font-name="Liberation Serif" fo:font-size="11.25pt" fo:letter-spacing="normal" fo:font-style="normal" fo:font-weight="normal" fo:background-color="#f1f1f1" loext:char-shading-value="0" loext:padding="0cm" loext:border="none"/>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officeooo:rsid="0021eb3f"/>
    </style:style>
    <style:style style:name="T16" style:family="text">
      <style:text-properties fo:font-size="12pt"/>
    </style:style>
    <style:style style:name="T17" style:family="text">
      <style:text-properties fo:font-size="12pt" officeooo:rsid="0027b5ee"/>
    </style:style>
    <style:style style:name="T18" style:family="text">
      <style:text-properties fo:font-size="12pt" officeooo:rsid="002e835c"/>
    </style:style>
    <style:style style:name="T19" style:family="text">
      <style:text-properties fo:font-size="12pt" fo:font-weight="bold" officeooo:rsid="002e835c" style:font-weight-asian="bold" style:font-weight-complex="bold"/>
    </style:style>
    <style:style style:name="T20" style:family="text">
      <style:text-properties fo:font-size="12pt" fo:font-weight="bold" officeooo:rsid="003055e5" style:font-weight-asian="normal" style:font-weight-complex="normal"/>
    </style:style>
    <style:style style:name="T21" style:family="text">
      <style:text-properties officeooo:rsid="00242cff"/>
    </style:style>
    <style:style style:name="T22" style:family="text">
      <style:text-properties officeooo:rsid="003055e5" style:font-weight-asian="normal" style:font-weight-complex="normal"/>
    </style:style>
    <style:style style:name="T23" style:family="text">
      <style:text-properties officeooo:rsid="0036b1ff"/>
    </style:style>
    <style:style style:name="T24" style:family="text">
      <style:text-properties fo:font-size="14pt" style:font-size-asian="14pt" style:font-size-complex="14pt"/>
    </style:style>
    <style:style style:name="T25" style:family="text">
      <style:text-properties fo:font-size="14pt" officeooo:rsid="003931b0" style:font-size-asian="14pt" style:font-size-complex="14pt"/>
    </style:style>
    <style:style style:name="T26" style:family="text">
      <style:text-properties fo:font-size="14pt" fo:font-weight="bold" officeooo:rsid="00419e0e" style:font-size-asian="14pt" style:font-weight-asian="bold" style:font-size-complex="14pt" style:font-weight-complex="bold"/>
    </style:style>
    <style:style style:name="T27" style:family="text">
      <style:text-properties fo:font-size="14pt" fo:font-weight="bold" officeooo:rsid="005c9556" style:font-size-asian="14pt" style:font-weight-asian="bold" style:font-size-complex="14pt" style:font-weight-complex="bold"/>
    </style:style>
    <style:style style:name="T28" style:family="text">
      <style:text-properties fo:font-size="14pt" fo:font-weight="bold" officeooo:rsid="00645b2f" style:font-size-asian="14pt" style:font-weight-asian="bold" style:font-size-complex="14pt" style:font-weight-complex="bold"/>
    </style:style>
    <style:style style:name="T29" style:family="text">
      <style:text-properties fo:font-size="14pt" fo:font-weight="bold" officeooo:rsid="006554cd" style:font-size-asian="14pt" style:font-weight-asian="bold" style:font-size-complex="14pt" style:font-weight-complex="bold"/>
    </style:style>
    <style:style style:name="T30" style:family="text">
      <style:text-properties officeooo:rsid="003c75fa"/>
    </style:style>
    <style:style style:name="T31" style:family="text">
      <style:text-properties officeooo:rsid="0040e5dc"/>
    </style:style>
    <style:style style:name="T32" style:family="text">
      <style:text-properties officeooo:rsid="0047a6e3"/>
    </style:style>
    <style:style style:name="T33" style:family="text">
      <style:text-properties fo:font-size="13pt" fo:font-weight="bold" officeooo:rsid="0058ec9a" style:font-size-asian="13pt" style:font-weight-asian="bold" style:font-size-complex="13pt" style:font-weight-complex="bold"/>
    </style:style>
    <style:style style:name="T34" style:family="text">
      <style:text-properties fo:font-size="18pt" fo:font-weight="bold" officeooo:rsid="00498e13" style:font-size-asian="18pt" style:font-weight-asian="bold" style:font-size-complex="18pt" style:font-weight-complex="bold"/>
    </style:style>
    <style:style style:name="T35" style:family="text">
      <style:text-properties style:font-name="Liberation Serif"/>
    </style:style>
    <style:style style:name="T36" style:family="text">
      <style:text-properties style:font-name="Liberation Serif" fo:font-weight="normal"/>
    </style:style>
    <style:style style:name="T37" style:family="text">
      <style:text-properties style:font-name="Liberation Serif" fo:font-size="12pt"/>
    </style:style>
    <style:style style:name="T38" style:family="text">
      <style:text-properties style:font-name="Liberation Serif" fo:font-size="12pt" fo:font-weight="normal"/>
    </style:style>
    <style:style style:name="T39" style:family="text">
      <style:text-properties style:font-name="Liberation Serif" officeooo:rsid="003055e5" style:font-weight-asian="normal" style:font-weight-complex="normal"/>
    </style:style>
    <style:style style:name="T40" style:family="text">
      <style:text-properties style:font-name="Liberation Serif" officeooo:rsid="003055e5" fo:background-color="#f1f1f1" loext:char-shading-value="0" style:font-weight-asian="normal" style:font-weight-complex="normal" loext:padding="0cm" loext:border="none"/>
    </style:style>
    <style:style style:name="T41" style:family="text">
      <style:text-properties fo:font-style="normal" officeooo:rsid="0058d1e9" style:font-style-asian="normal" style:font-style-complex="normal"/>
    </style:style>
    <style:style style:name="T42" style:family="text">
      <style:text-properties officeooo:rsid="005149df"/>
    </style:style>
    <style:style style:name="T43" style:family="text">
      <style:text-properties officeooo:rsid="0054f065"/>
    </style:style>
    <style:style style:name="T44" style:family="text">
      <style:text-properties officeooo:rsid="0058d1e9"/>
    </style:style>
    <style:style style:name="T45" style:family="text">
      <style:text-properties officeooo:rsid="005caee4"/>
    </style:style>
    <style:style style:name="T46" style:family="text">
      <style:text-properties officeooo:rsid="005e8166"/>
    </style:style>
    <style:style style:name="T47" style:family="text">
      <style:text-properties officeooo:rsid="006503ba"/>
    </style:style>
    <style:style style:name="T48" style:family="text">
      <style:text-properties officeooo:rsid="006554cd"/>
    </style:style>
    <style:style style:name="T49" style:family="text">
      <style:text-properties officeooo:rsid="00681d26"/>
    </style:style>
    <style:style style:name="T50" style:family="text">
      <style:text-properties officeooo:rsid="006846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ass By Value vs Pass By Reference</text:h>
      <text:p text:style-name="P79"/>
      <text:p text:style-name="P80">Pass by value</text:p>
      <text:p text:style-name="P81">primetive data types are passed by values and non priemtive are passed by refrence</text:p>
      <text:p text:style-name="P82">pass by values are not effcted if we change loaccly the varibale but non prieptive affects</text:p>
      <text:p text:style-name="P82"/>
      <text:p text:style-name="P82">example </text:p>
      <text:p text:style-name="P82">pass by values</text:p>
      <text:p text:style-name="P82">function foo(x)</text:p>
      <text:p text:style-name="P82">{<text:line-break/><text:tab/>console.log(x)</text:p>
      <text:p text:style-name="P82"><text:tab/>var x=”prerna”</text:p>
      <text:p text:style-name="P82"><text:tab/>consoloe.log(x)</text:p>
      <text:p text:style-name="P82"/>
      <text:p text:style-name="P82">}</text:p>
      <text:p text:style-name="P82">var name=”antima”</text:p>
      <text:p text:style-name="P82">foo(name)-: prerna ,antima</text:p>
      <text:p text:style-name="P82"/>
      <text:p text:style-name="P82">name-:antima </text:p>
      <text:p text:style-name="P82">so nam<text:span text:style-name="T1">e</text:span> is not changed</text:p>
      <text:p text:style-name="P83"/>
      <text:p text:style-name="P83"/>
      <text:p text:style-name="P83"/>
      <text:p text:style-name="P83"/>
      <text:p text:style-name="P83">function bar(x)</text:p>
      <text:p text:style-name="P83">{<text:line-break/><text:tab/>console.log(x.name)</text:p>
      <text:p text:style-name="P83"><text:tab/>x.name=”prerna”</text:p>
      <text:p text:style-name="P83"><text:tab/>console.log(x.name)</text:p>
      <text:p text:style-name="P83"/>
      <text:p text:style-name="P83">}</text:p>
      <text:p text:style-name="P83"/>
      <text:p text:style-name="P83">var person=</text:p>
      <text:p text:style-name="P83">{<text:line-break/>“name”:”antima”</text:p>
      <text:p text:style-name="P83"/>
      <text:p text:style-name="P83">}</text:p>
      <text:p text:style-name="P83"/>
      <text:p text:style-name="P83">bar(person.name)</text:p>
      <text:p text:style-name="P83">person.name-:prerna</text:p>
      <text:p text:style-name="P83"/>
      <text:p text:style-name="P83"/>
      <text:p text:style-name="P83"><text:tab/><text:tab/><text:span text:style-name="T2">Function prototype</text:span></text:p>
      <text:p text:style-name="P83"/>
      <text:p text:style-name="P84">var a=vale</text:p>
      <text:p text:style-name="P84">a.__proto__</text:p>
      <text:p text:style-name="P85">it will retutn it’s type ,constrctor</text:p>
      <text:p text:style-name="P85"/>
      <text:p text:style-name="P85"/>
      <text:p text:style-name="P85"/>
      <text:p text:style-name="P86"><text:soft-page-break/>let animal=</text:p>
      <text:p text:style-name="P86">{</text:p>
      <text:p text:style-name="P86">moves:true<text:line-break/>}</text:p>
      <text:p text:style-name="P86">let rabbit={</text:p>
      <text:p text:style-name="P86"><text:tab/>eats:true</text:p>
      <text:p text:style-name="P86">}</text:p>
      <text:p text:style-name="P86"/>
      <text:p text:style-name="P86"/>
      <text:p text:style-name="P86">rabit.__proto__=animal</text:p>
      <text:p text:style-name="P86"/>
      <text:p text:style-name="P86">now rabit.eats and rabit.moves both are in rabit </text:p>
      <text:p text:style-name="P86"/>
      <text:p text:style-name="P86"/>
      <text:p text:style-name="P86"><text:tab/><text:tab/><text:tab/><text:tab/><text:span text:style-name="T3">Scopes </text:span></text:p>
      <text:p text:style-name="P9">Scope determines the accessibility (visibility) of variables.</text:p>
      <text:p text:style-name="P2"><text:span text:style-name="T35">Provides </text:span><text:span text:style-name="Strong_20_Emphasis"><text:span text:style-name="T36">code security and helps to debug code faster and more efficiently</text:span></text:span><text:span text:style-name="T35">.</text:span></text:p>
      <text:p text:style-name="P5"><text:span text:style-name="Strong_20_Emphasis"><text:span text:style-name="T5">Local Scope</text:span></text:span><text:span text:style-name="T7">- Anything inside a function is in its local scope</text:span></text:p>
      <text:p text:style-name="P5"><text:span text:style-name="Strong_20_Emphasis"><text:span text:style-name="T4">Global Scope</text:span></text:span><text:span text:style-name="T6">- Anything not inside any function is in its global scope.</text:span></text:p>
      <text:p text:style-name="P87">A local varibale can not be used outside of a funciton</text:p>
      <text:p text:style-name="P87">but a gloabl ca na used inside a funtion</text:p>
      <text:p text:style-name="P87"/>
      <text:p text:style-name="P88">note-:parent function can not access varible of child function but child function can access</text:p>
      <text:p text:style-name="P88"> Lexical scope refers to the fact that when one function, referred to as the parent function contains another function referred to as the child function, then the child function can access everything defined inside the parent function.</text:p>
      <text:p text:style-name="P94">Lexical scope is also known as the static scope. Remember that in lexical scope, only a child function can access resources of its parents but a parent function cannot access resources of its children.</text:p>
      <text:p text:style-name="P88"/>
      <text:p text:style-name="P92"><text:span text:style-name="T15"><text:tab/><text:tab/><text:tab/><text:tab/><text:tab/></text:span><text:span text:style-name="T14">Closures</text:span></text:p>
      <text:p text:style-name="P6"><text:span text:style-name="T9">note-:</text:span><text:span text:style-name="T11">Variables created </text:span><text:span text:style-name="Strong_20_Emphasis"><text:span text:style-name="T11">without</text:span></text:span><text:span text:style-name="T8"> </text:span><text:span text:style-name="T11">a declaration keyword (</text:span><text:span text:style-name="Source_20_Text"><text:span text:style-name="T12">var</text:span></text:span><text:span text:style-name="T11">, </text:span><text:span text:style-name="Source_20_Text"><text:span text:style-name="T12">let</text:span></text:span><text:span text:style-name="T11">, or </text:span><text:span text:style-name="Source_20_Text"><text:span text:style-name="T12">const</text:span></text:span><text:span text:style-name="T11">) are always global, even if they are created inside a function.</text:span></text:p>
      <text:p text:style-name="P10"/>
      <text:p text:style-name="P23">self-invoking functions <text:span text:style-name="T21">is known as closures</text:span></text:p>
      <text:p text:style-name="P3"><text:span text:style-name="T37">Global variables can be made local (private) with </text:span><text:span text:style-name="Strong_20_Emphasis"><text:span text:style-name="T38">closures</text:span></text:span><text:span text:style-name="T37">.</text:span></text:p>
      <text:p text:style-name="P11"/>
      <text:p text:style-name="P12">Why clousers</text:p>
      <text:p text:style-name="P89">Suppose you want to use a variable for counting something, and you want this counter to be available to all functions.</text:p>
      <text:p text:style-name="P1"><text:span text:style-name="T10">You could use a global variable, and a </text:span><text:span text:style-name="Source_20_Text"><text:span text:style-name="T13">function</text:span></text:span><text:span text:style-name="T10"> to increase the counte</text:span></text:p>
      <text:p text:style-name="P13">method 1</text:p>
      <text:p text:style-name="P13"/>
      <text:p text:style-name="P13"/>
      <text:p text:style-name="P13"><text:soft-page-break/>var counter=0</text:p>
      <text:p text:style-name="P13">function add()</text:p>
      <text:p text:style-name="P13">{<text:line-break/></text:p>
      <text:p text:style-name="P13"><text:tab/>counter++</text:p>
      <text:p text:style-name="P13">}</text:p>
      <text:p text:style-name="P13"/>
      <text:p text:style-name="P13">add()</text:p>
      <text:p text:style-name="P13">add()</text:p>
      <text:p text:style-name="P13">add()</text:p>
      <text:p text:style-name="P13"/>
      <text:p text:style-name="P13">counter will be 3 but any other code also can change the value of counter but we want that only some function change this no other code so we will not use it</text:p>
      <text:p text:style-name="P13"/>
      <text:p text:style-name="P14">var counter=0</text:p>
      <text:p text:style-name="P14">function add()</text:p>
      <text:p text:style-name="P24"><text:span text:style-name="T16">{<text:line-break/><text:tab/></text:span><text:span text:style-name="T17">var count=0</text:span></text:p>
      <text:p text:style-name="P14"><text:tab/>counter++</text:p>
      <text:p text:style-name="P14">}</text:p>
      <text:p text:style-name="P14"/>
      <text:p text:style-name="P14">add()</text:p>
      <text:p text:style-name="P14">add()</text:p>
      <text:p text:style-name="P14">add()</text:p>
      <text:p text:style-name="P14"/>
      <text:p text:style-name="P14"/>
      <text:p text:style-name="P15">this will also not work because counter is global outside n local inside</text:p>
      <text:p text:style-name="P15">so outside itis 0</text:p>
      <text:p text:style-name="P25">function<text:span text:style-name="T16"> </text:span>add() {<text:span text:style-name="T16"><text:line-break/>  </text:span>var<text:span text:style-name="T16"> </text:span>counter = 0;<text:span text:style-name="T16"><text:line-break/>  </text:span>counter += 1;<text:span text:style-name="T16"><text:line-break/>  </text:span>return<text:span text:style-name="T16"> </text:span>counter;<text:span text:style-name="T16"><text:line-break/></text:span>}<text:span text:style-name="T16"><text:line-break/><text:line-break/></text:span>// Call add() 3 times<text:line-break/>add();<text:span text:style-name="T16"><text:line-break/></text:span>add();<text:span text:style-name="T16"><text:line-break/></text:span>add();<text:span text:style-name="T16"><text:line-break/><text:line-break/></text:span>//The counter should now be 3. But it is 1.</text:p>
      <text:p text:style-name="P13">It did not work because we reset the local counter every time we call the function.</text:p>
      <text:p text:style-name="P13"/>
      <text:p text:style-name="P13"/>
      <text:p text:style-name="P16">So here we will use clouser</text:p>
      <text:p text:style-name="P17"><text:s/>&lt;p id="demo"&gt;0&lt;/p&gt;</text:p>
      <text:p text:style-name="P17"/>
      <text:p text:style-name="P17">&lt;script&gt;</text:p>
      <text:p text:style-name="P17">var add=(function()</text:p>
      <text:p text:style-name="P17">{</text:p>
      <text:p text:style-name="P17">var counter=0;</text:p>
      <text:p text:style-name="P17">return function()</text:p>
      <text:p text:style-name="P17">{</text:p>
      <text:p text:style-name="P17">counter++;</text:p>
      <text:p text:style-name="P17"><text:soft-page-break/>return counter;</text:p>
      <text:p text:style-name="P17">}</text:p>
      <text:p text:style-name="P17"/>
      <text:p text:style-name="P17"/>
      <text:p text:style-name="P17"/>
      <text:p text:style-name="P17">}</text:p>
      <text:p text:style-name="P17"/>
      <text:p text:style-name="P17">)()</text:p>
      <text:p text:style-name="P17"/>
      <text:p text:style-name="P17"/>
      <text:p text:style-name="P17"/>
      <text:p text:style-name="P17">function myFunction(){</text:p>
      <text:p text:style-name="P17"><text:s text:c="2"/>document.getElementById("demo").innerHTML = add();</text:p>
      <text:p text:style-name="P17">}</text:p>
      <text:p text:style-name="P17">&lt;/script&gt;</text:p>
      <text:p text:style-name="P13"/>
      <text:p text:style-name="P13"/>
      <text:p text:style-name="P13"/>
      <text:p text:style-name="P18">hoisting</text:p>
      <text:p text:style-name="P18">In JavaScript, a variable can be declared after it has been used.</text:p>
      <text:p text:style-name="P18">Hoisting is JavaScript's default behavior of moving all declarations to the top of the current scope (to the top of the current script or the current function).</text:p>
      <text:p text:style-name="P19">But let and const can not be used as hositiing it will give rernce error</text:p>
      <text:p text:style-name="P26">JavaScript in strict mode does not allow variables to be used if they are not declared.</text:p>
      <text:p text:style-name="P20"/>
      <text:p text:style-name="P20"/>
      <text:p text:style-name="P26"><text:span text:style-name="T18"><text:tab/><text:tab/><text:tab/><text:tab/><text:tab/></text:span><text:span text:style-name="T19">This keyword</text:span></text:p>
      <text:p text:style-name="P21">this keyword refres to the object is belongs</text:p>
      <text:p text:style-name="P4"><text:span text:style-name="T22">var</text:span><text:span text:style-name="T20"> </text:span><text:span text:style-name="T22">person</text:span><text:span text:style-name="T20"> </text:span><text:span text:style-name="T22">= {</text:span><text:span text:style-name="T20"><text:line-break/>  </text:span><text:span text:style-name="T22">firstName: "John",</text:span><text:span text:style-name="T20"><text:line-break/>  </text:span><text:span text:style-name="T22">lastName : "Doe",</text:span><text:span text:style-name="T20"><text:line-break/>  </text:span><text:span text:style-name="T22">id : 5566,</text:span><text:span text:style-name="T20"><text:line-break/>  </text:span><text:span text:style-name="T22">fullName : function() {</text:span><text:span text:style-name="T20"><text:line-break/>    </text:span><text:span text:style-name="T22">return</text:span><text:span text:style-name="T20"> </text:span><text:span text:style-name="T22">this.firstName</text:span><text:span text:style-name="T20"> </text:span><text:span text:style-name="T22">+ " "</text:span><text:span text:style-name="T20"> </text:span><text:span text:style-name="T22">+ this.lastName;</text:span><text:span text:style-name="T20"><text:line-break/>  </text:span><text:span text:style-name="T22">}</text:span><text:span text:style-name="T20"><text:line-break/></text:span><text:span text:style-name="T22">};</text:span></text:p>
      <text:p text:style-name="P28"/>
      <text:p text:style-name="P28"/>
      <text:p text:style-name="P4"><text:span text:style-name="T39">When used alone, the owner is the Global object, so</text:span><text:span text:style-name="Source_20_Text"><text:span text:style-name="T40">this</text:span></text:span><text:span text:style-name="T39">refers to the Global object.</text:span></text:p>
      <text:p text:style-name="P22"><text:line-break/></text:p>
      <text:p text:style-name="P29">var x=this</text:p>
      <text:p text:style-name="P29">x is window object</text:p>
      <text:p text:style-name="P29"/>
      <text:p text:style-name="P30">in strict mode also this is global object</text:p>
      <text:p text:style-name="P30">in a fcuntons also this refres to global object</text:p>
      <text:p text:style-name="P30">but in strct mode this in a function is undefined</text:p>
      <text:p text:style-name="P30"/>
      <text:p text:style-name="P31">this in event <text:span text:style-name="T23">handlers refres to the html element is recieve</text:span></text:p>
      <text:p text:style-name="P32">&lt;butto onclick=”this.style.display=’none’” &gt;&lt;/button&gt;</text:p>
      <text:p text:style-name="P32"/>
      <text:p text:style-name="P32"/>
      <text:p text:style-name="P32"/>
      <text:p text:style-name="P32"><text:soft-page-break/></text:p>
      <text:p text:style-name="P32"><text:tab/> <text:s text:c="31"/><text:span text:style-name="T24"><text:s/></text:span><text:span text:style-name="T25">bind()</text:span></text:p>
      <text:p text:style-name="P38">if we use a function in an object method n inside that functio n if we acces objec values using thi keyword we get undefined so to avoid it we can use bind() </text:p>
      <text:p text:style-name="P39">example</text:p>
      <text:p text:style-name="P39"/>
      <text:p text:style-name="P39">var person=</text:p>
      <text:p text:style-name="P39">{<text:line-break/><text:tab/>name:”prerna”,</text:p>
      <text:p text:style-name="P39"><text:tab/>get:function ()</text:p>
      <text:p text:style-name="P39">{<text:line-break/></text:p>
      <text:p text:style-name="P39">console.log(this.name)</text:p>
      <text:p text:style-name="P39"><text:tab/><text:tab/>var print=function()</text:p>
      <text:p text:style-name="P39">{</text:p>
      <text:p text:style-name="P39"><text:tab/><text:tab/>console.log(this.name)</text:p>
      <text:p text:style-name="P39">}.<text:span text:style-name="T30">bind(this)</text:span></text:p>
      <text:p text:style-name="P41">print()</text:p>
      <text:p text:style-name="P39">}</text:p>
      <text:p text:style-name="P39"/>
      <text:p text:style-name="P39">}</text:p>
      <text:p text:style-name="P32"/>
      <text:p text:style-name="P34">now we will not get undefined</text:p>
      <text:p text:style-name="P34"/>
      <text:p text:style-name="P35">first argument in bind is this and rest arguments are passsed to the function<text:span text:style-name="T31">(inner)print function</text:span></text:p>
      <text:p text:style-name="P40">var person=</text:p>
      <text:p text:style-name="P40">{<text:line-break/><text:tab/>name:”prerna”,</text:p>
      <text:p text:style-name="P40"><text:tab/>get:function ()</text:p>
      <text:p text:style-name="P40">{<text:line-break/></text:p>
      <text:p text:style-name="P40">console.log(this.name)</text:p>
      <text:p text:style-name="P40"><text:tab/><text:tab/>var print=function(<text:span text:style-name="T32">role</text:span>)</text:p>
      <text:p text:style-name="P40">{</text:p>
      <text:p text:style-name="P40"><text:tab/><text:tab/>console.log(this.name<text:span text:style-name="T31">+’’+role</text:span>)</text:p>
      <text:p text:style-name="P40">}.<text:span text:style-name="T30">bind(this ,’developer’ )</text:span></text:p>
      <text:p text:style-name="P41">print()</text:p>
      <text:p text:style-name="P40">}</text:p>
      <text:p text:style-name="P40"/>
      <text:p text:style-name="P40">}</text:p>
      <text:p text:style-name="P40"/>
      <text:p text:style-name="P41">person.gert()</text:p>
      <text:p text:style-name="P40"/>
      <text:p text:style-name="P40"><text:tab/><text:tab/><text:tab/><text:span text:style-name="T26">call () <text:s/>and apply()</text:span></text:p>
      <text:p text:style-name="P66"/>
      <text:p text:style-name="P62">var person=</text:p>
      <text:p text:style-name="P62">{</text:p>
      <text:p text:style-name="P62"><text:tab/>name:”prerna”,</text:p>
      <text:p text:style-name="P62"><text:tab/>get:function ()</text:p>
      <text:p text:style-name="P62">{</text:p>
      <text:p text:style-name="P63"/>
      <text:p text:style-name="P62">console.log(this.name)</text:p>
      <text:p text:style-name="P62"><text:tab/><text:tab/>var print=function(role)</text:p>
      <text:p text:style-name="P62">{</text:p>
      <text:p text:style-name="P62"><text:tab/><text:tab/>console.log(this.name+’’+role)</text:p>
      <text:p text:style-name="P62">}.call(this ,’developer’ )</text:p>
      <text:p text:style-name="P62">}</text:p>
      <text:p text:style-name="P64">}</text:p>
      <text:p text:style-name="P65"><text:soft-page-break/>so diffrence bw call and bind is that using call we do not have to call the function using function name</text:p>
      <text:p text:style-name="P40"/>
      <text:p text:style-name="P42">aplply and call are prety simialr but main duffrnce is that when we want to rest arguuments except first we will pass them using arrray</text:p>
      <text:p text:style-name="P42"/>
      <text:p text:style-name="P40"/>
      <text:p text:style-name="P40"/>
      <text:p text:style-name="P40"/>
      <text:p text:style-name="P40"><text:tab/><text:tab/><text:tab/><text:tab/><text:span text:style-name="T34">classes</text:span></text:p>
      <text:p text:style-name="P68"/>
      <text:p text:style-name="P40"/>
      <text:p text:style-name="P40"/>
      <text:p text:style-name="P36">JavaScript Classes are templates for JavaScript Objects.</text:p>
      <text:p text:style-name="P90">A JavaScript class is not an object.</text:p>
      <text:p text:style-name="P93">It is a template for JavaScript objects.</text:p>
      <text:p text:style-name="P36"/>
      <text:p text:style-name="P36"/>
      <text:p text:style-name="P37">class ClassName</text:p>
      <text:p text:style-name="P37">{<text:line-break/><text:tab/>constructor()</text:p>
      <text:p text:style-name="P37"/>
      <text:p text:style-name="P37">}</text:p>
      <text:p text:style-name="P40"/>
      <text:p text:style-name="P43">example</text:p>
      <text:p text:style-name="P43">class Car</text:p>
      <text:p text:style-name="P43">{<text:line-break/><text:tab/>constructot(name,year)</text:p>
      <text:p text:style-name="P43">{<text:line-break/><text:tab/>this.name=name</text:p>
      <text:p text:style-name="P43"><text:tab/>this.year=year<text:line-break/>}</text:p>
      <text:p text:style-name="P43">}</text:p>
      <text:p text:style-name="P43"/>
      <text:p text:style-name="P44">object of class</text:p>
      <text:p text:style-name="P44">let mycar=Car(“swift”,<text:span text:style-name="T42">2014</text:span>)</text:p>
      <text:p text:style-name="P44"/>
      <text:p text:style-name="P45">constrcutor() is special method </text:p>
      <text:p text:style-name="P45">if we do not create constructor then js automatically creates a constrctor</text:p>
      <text:p text:style-name="P46">constrctor() is automatically invoked when object is created</text:p>
      <text:p text:style-name="P45"/>
      <text:p text:style-name="P47">class Method</text:p>
      <text:p text:style-name="P47"/>
      <text:p text:style-name="P48">create a class with age() method whihc returns hiow old is the car</text:p>
      <text:p text:style-name="P48">class Car</text:p>
      <text:p text:style-name="P48">{</text:p>
      <text:p text:style-name="P48"><text:tab/>constructor(name,year)</text:p>
      <text:p text:style-name="P48">{<text:line-break/><text:tab/>this.name=name,</text:p>
      <text:p text:style-name="P48">this.year=year</text:p>
      <text:p text:style-name="P48">}</text:p>
      <text:p text:style-name="P48">age()</text:p>
      <text:p text:style-name="P48"/>
      <text:p text:style-name="P48">{<text:line-break/><text:tab/>let date=new Date()</text:p>
      <text:p text:style-name="P48"><text:tab/>return <text:s/>date.getFullYear()-this.year</text:p>
      <text:p text:style-name="P48"/>
      <text:p text:style-name="P48"><text:soft-page-break/>}</text:p>
      <text:p text:style-name="P48"/>
      <text:p text:style-name="P48"/>
      <text:p text:style-name="P48">}</text:p>
      <text:p text:style-name="P48"/>
      <text:p text:style-name="P48">let mycar=new Car(“maruti”,2014)</text:p>
      <text:p text:style-name="P48"/>
      <text:p text:style-name="P48">cosole.log(mycar.<text:span text:style-name="T43">age()</text:span>)</text:p>
      <text:p text:style-name="P49">prototype of class is object</text:p>
      <text:p text:style-name="P49"/>
      <text:p text:style-name="P50"><text:span text:style-name="Emphasis"><text:tab/><text:tab/>extend class(inheritence)</text:span></text:p>
      <text:p text:style-name="P50"><text:span text:style-name="Emphasis"/></text:p>
      <text:p text:style-name="P50"><text:span text:style-name="Emphasis">class Animal</text:span></text:p>
      <text:p text:style-name="P50"><text:span text:style-name="Emphasis">{<text:line-break/>constcructor()</text:span></text:p>
      <text:p text:style-name="P50"><text:span text:style-name="Emphasis">{<text:line-break/><text:tab/>this.moves=true</text:span></text:p>
      <text:p text:style-name="P50"><text:span text:style-name="Emphasis">}</text:span></text:p>
      <text:p text:style-name="P50"><text:span text:style-name="Emphasis"><text:tab/></text:span></text:p>
      <text:p text:style-name="P50"><text:span text:style-name="Emphasis">}</text:span></text:p>
      <text:p text:style-name="P50"><text:span text:style-name="Emphasis"/></text:p>
      <text:p text:style-name="P50"><text:span text:style-name="Emphasis">class Rabit extends Animal</text:span></text:p>
      <text:p text:style-name="P50"><text:span text:style-name="Emphasis">{<text:line-break/></text:span></text:p>
      <text:p text:style-name="P50"><text:span text:style-name="Emphasis"/></text:p>
      <text:p text:style-name="P50"><text:span text:style-name="Emphasis">}</text:span></text:p>
      <text:p text:style-name="P50"/>
      <text:p text:style-name="P50">let r =new Rabbit()</text:p>
      <text:p text:style-name="P50"/>
      <text:p text:style-name="P50">prototype of child class is parennt class</text:p>
      <text:p text:style-name="P50"/>
      <text:p text:style-name="P52">if we want to use ondtrctor in dereved las sthen we will have to use super() in that constrcort before accecisng this <text:s/>propperty</text:p>
      <text:p text:style-name="P52"/>
      <text:p text:style-name="P51"><text:span text:style-name="Emphasis">class </text:span><text:span text:style-name="Emphasis"><text:span text:style-name="T44">Tiger</text:span></text:span><text:span text:style-name="Emphasis"> extends Animal</text:span></text:p>
      <text:p text:style-name="P51"><text:span text:style-name="Emphasis">{<text:line-break/><text:tab/></text:span><text:span text:style-name="Emphasis"><text:span text:style-name="T41">constcrtor()</text:span></text:span></text:p>
      <text:p text:style-name="P51"><text:span text:style-name="Emphasis"><text:span text:style-name="T41"/></text:span></text:p>
      <text:p text:style-name="P51"><text:span text:style-name="Emphasis"><text:span text:style-name="T41"/></text:span></text:p>
      <text:p text:style-name="P51"><text:span text:style-name="Emphasis"><text:span text:style-name="T41">{<text:line-break/><text:tab/>super()</text:span></text:span></text:p>
      <text:p text:style-name="P51"><text:span text:style-name="Emphasis"><text:span text:style-name="T41"><text:tab/>this.eats=true</text:span></text:span></text:p>
      <text:p text:style-name="P51"><text:span text:style-name="Emphasis"><text:span text:style-name="T41">}</text:span></text:span></text:p>
      <text:p text:style-name="P51"><text:span text:style-name="Emphasis"/></text:p>
      <text:p text:style-name="P51"><text:span text:style-name="Emphasis">}</text:span></text:p>
      <text:p text:style-name="P50"/>
      <text:p text:style-name="P50"/>
      <text:p text:style-name="P50"><text:tab/><text:span text:style-name="T33">Spread Operator</text:span></text:p>
      <text:p text:style-name="P50"/>
      <text:p text:style-name="P53">spread operator are used when we want to make individual elemnts from array</text:p>
      <text:p text:style-name="P53"/>
      <text:p text:style-name="P53">example</text:p>
      <text:p text:style-name="P53">passing arguments into function</text:p>
      <text:p text:style-name="P53"/>
      <text:p text:style-name="P53">function getSum(a,b,c)</text:p>
      <text:p text:style-name="P53"/>
      <text:p text:style-name="P53">{<text:line-break/><text:tab/>rerturn a+b+c</text:p>
      <text:p text:style-name="P53">}</text:p>
      <text:p text:style-name="P53"><text:soft-page-break/></text:p>
      <text:p text:style-name="P53">let a=[1,2,3]</text:p>
      <text:p text:style-name="P53">getSum.apply(null,arr)</text:p>
      <text:p text:style-name="P54">or </text:p>
      <text:p text:style-name="P53">getSum(...a)</text:p>
      <text:p text:style-name="P50"/>
      <text:p text:style-name="P54">another use of spredad operator</text:p>
      <text:p text:style-name="P54"/>
      <text:p text:style-name="P54">concat two arrays</text:p>
      <text:p text:style-name="P54">[...a,...b]</text:p>
      <text:p text:style-name="P54"/>
      <text:p text:style-name="P54">another use</text:p>
      <text:p text:style-name="P54">copy of array</text:p>
      <text:p text:style-name="P54">a=[1,2,3]</text:p>
      <text:p text:style-name="P54">a1=[...a]</text:p>
      <text:p text:style-name="P54"/>
      <text:p text:style-name="P55">in object to copy object</text:p>
      <text:p text:style-name="P55"/>
      <text:p text:style-name="P55">obj1={a:1,b:2}</text:p>
      <text:p text:style-name="P55">obj2=Object.assign({},obj)</text:p>
      <text:p text:style-name="P55"/>
      <text:p text:style-name="P55">or obj3={...obj1}</text:p>
      <text:p text:style-name="P54"/>
      <text:p text:style-name="P54"/>
      <text:p text:style-name="P54"/>
      <text:p text:style-name="P54"/>
      <text:p text:style-name="P54"><text:tab/><text:tab/><text:span text:style-name="T27">Rest Parameters</text:span></text:p>
      <text:p text:style-name="P54"><text:span text:style-name="T27"/></text:p>
      <text:p text:style-name="P76"><text:span text:style-name="T45">we </text:span><text:s/>can pass individual elements into a function and have them treated as an array or an object using rest parameters.</text:p>
      <text:p text:style-name="P77">Example</text:p>
      <text:p text:style-name="P77">function add(...arr)</text:p>
      <text:p text:style-name="P77">{<text:line-break/><text:tab/>let sum=0;</text:p>
      <text:p text:style-name="P77">arr.forEach(element=&gt;sum+=element)</text:p>
      <text:p text:style-name="P77">return sum</text:p>
      <text:p text:style-name="P77"/>
      <text:p text:style-name="P77">}</text:p>
      <text:p text:style-name="P77">add(1,2)</text:p>
      <text:p text:style-name="P77">add(1,3,<text:span text:style-name="T46">6</text:span>)</text:p>
      <text:p text:style-name="P77"/>
      <text:p text:style-name="P78">arguments object</text:p>
      <text:p text:style-name="P78">function foo()</text:p>
      <text:p text:style-name="P78">{</text:p>
      <text:p text:style-name="P78">consol.log(arguments)</text:p>
      <text:p text:style-name="P78">}</text:p>
      <text:p text:style-name="P78"/>
      <text:p text:style-name="P78">foo(1,6,7)</text:p>
      <text:p text:style-name="P54"/>
      <text:p text:style-name="P56">output will be object of arguments values</text:p>
      <text:p text:style-name="P56"><text:s/></text:p>
      <text:p text:style-name="P56">using rest <text:s/>parameters</text:p>
      <text:p text:style-name="P56"/>
      <text:p text:style-name="P56">note-: rest parameter must be last parameter in a fubnction arguments</text:p>
      <text:p text:style-name="P56"/>
      <text:p text:style-name="P56"/>
      <text:p text:style-name="P56"><text:soft-page-break/></text:p>
      <text:p text:style-name="P56">function foo(a,b,..arr) -&gt;correct</text:p>
      <text:p text:style-name="P56">function foo(a,..arr,b)-&gt;wrong</text:p>
      <text:p text:style-name="P56"/>
      <text:p text:style-name="P57">using arguments keyword we csn not acces argumenrts inside array function</text:p>
      <text:p text:style-name="P57"/>
      <text:p text:style-name="P58">so we should use rest parametrs in arrow function</text:p>
      <text:p text:style-name="P58"/>
      <text:p text:style-name="P58"/>
      <text:p text:style-name="P58"/>
      <text:p text:style-name="P58"><text:tab/><text:tab/><text:span text:style-name="T28">Template Literals</text:span></text:p>
      <text:p text:style-name="P58"><text:span text:style-name="T28"/></text:p>
      <text:p text:style-name="P59">also kniows as template string whihc use backticks</text:p>
      <text:p text:style-name="P59">they use templates </text:p>
      <text:p text:style-name="P59"/>
      <text:p text:style-name="P59">example</text:p>
      <text:p text:style-name="P59">var s1=”prerna”</text:p>
      <text:p text:style-name="P59">var s2=”bhatra”</text:p>
      <text:p text:style-name="P59"/>
      <text:p text:style-name="P59">my name <text:s/>is <text:s/>${s1} ${s2}</text:p>
      <text:p text:style-name="P59"/>
      <text:p text:style-name="P59"/>
      <text:p text:style-name="P61">we can also write multiline string without using line chnage charcter </text:p>
      <text:p text:style-name="P61"/>
      <text:p text:style-name="P61">example</text:p>
      <text:p text:style-name="P60"><text:span text:style-name="T47">console.log(`</text:span>my name <text:s/>is <text:s/>${s1} ${s2}</text:p>
      <text:p text:style-name="P61">i like to code`)</text:p>
      <text:p text:style-name="P61"/>
      <text:p text:style-name="P67">`` are backticks</text:p>
      <text:p text:style-name="P61"/>
      <text:p text:style-name="P61"/>
      <text:h text:style-name="P8" text:outline-level="1"><text:span text:style-name="T29"><text:tab/><text:tab/><text:tab/>Destructuring</text:span></text:h>
      <text:p text:style-name="P91"><text:span text:style-name="T48">D</text:span>estroy a structure</text:p>
      <text:p text:style-name="P69"><text:span text:style-name="T48"><text:s/>consider a stituation we <text:s/>have an objecvt with many keys and we want to acces just <text:s text:c="2"/>want to acces two kesy so instead using loop we will use destucctriing </text:span></text:p>
      <text:p text:style-name="P69"/>
      <text:p text:style-name="P69"/>
      <text:p text:style-name="P70"><text:span text:style-name="T49">in case of </text:span><text:s/>array</text:p>
      <text:p text:style-name="P70">const arr=[91,23,56]</text:p>
      <text:p text:style-name="P70"/>
      <text:p text:style-name="P70">const[country ,operator ]=arr</text:p>
      <text:p text:style-name="P70">so ouput</text:p>
      <text:p text:style-name="P70">country =91</text:p>
      <text:p text:style-name="P70">operator=23</text:p>
      <text:p text:style-name="P70">const[country , , subscriber ]=arr</text:p>
      <text:p text:style-name="P70">so ouput</text:p>
      <text:p text:style-name="P70">country=91</text:p>
      <text:p text:style-name="P70">subscriber=56</text:p>
      <text:p text:style-name="P70"/>
      <text:p text:style-name="P71">in case of <text:s/>onjects</text:p>
      <text:p text:style-name="P71"><text:tab/>Object destcuucting</text:p>
      <text:p text:style-name="P71"/>
      <text:p text:style-name="P73">const Customer</text:p>
      <text:p text:style-name="P73">{</text:p>
      <text:p text:style-name="P73"><text:tab/>name:”prerna”,</text:p>
      <text:p text:style-name="P73"><text:tab/>lname:”bhatra”</text:p>
      <text:p text:style-name="P73"/>
      <text:p text:style-name="P73"><text:soft-page-break/>}</text:p>
      <text:p text:style-name="P71"><text:s/><text:span text:style-name="T50">const {name,lname}=customer</text:span></text:p>
      <text:p text:style-name="P73">now </text:p>
      <text:p text:style-name="P73">name</text:p>
      <text:p text:style-name="P73">prerna</text:p>
      <text:p text:style-name="P73"/>
      <text:p text:style-name="P73">lname</text:p>
      <text:p text:style-name="P73">bhatra</text:p>
      <text:p text:style-name="P75">anither way </text:p>
      <text:p text:style-name="P73"/>
      <text:p text:style-name="P72"><text:s/><text:span text:style-name="T50">const {name:n,lname:ln}=customer</text:span></text:p>
      <text:p text:style-name="P75">n</text:p>
      <text:p text:style-name="P75">prerna</text:p>
      <text:p text:style-name="P75"/>
      <text:p text:style-name="P75">ln</text:p>
      <text:p text:style-name="P75">bhatr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1"><text:span text:style-name="T29"/></text:p>
      <text:p text:style-name="P61"/>
      <text:p text:style-name="P61"/>
      <text:p text:style-name="P59"/>
      <text:p text:style-name="P59"/>
      <text:p text:style-name="P59"/>
      <text:p text:style-name="P59"/>
      <text:p text:style-name="P59"/>
      <text:p text:style-name="P59"/>
      <text:p text:style-name="P59"/>
      <text:p text:style-name="P59"/>
      <text:p text:style-name="P59"/>
      <text:p text:style-name="P59"/>
      <text:p text:style-name="P59"/>
      <text:p text:style-name="P58"/>
      <text:p text:style-name="P58"/>
      <text:p text:style-name="P58"/>
      <text:p text:style-name="P58"/>
      <text:p text:style-name="P5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1"/>
      <text:p text:style-name="P31"/>
      <text:p text:style-name="P29"/>
      <text:p text:style-name="P29"/>
      <text:p text:style-name="P29"/>
      <text:p text:style-name="P29"/>
      <text:p text:style-name="P29"/>
      <text:p text:style-name="P29"/>
      <text:p text:style-name="P29"/>
      <text:p text:style-name="P29"/>
      <text:p text:style-name="P29"/>
      <text:p text:style-name="P19"/>
      <text:p text:style-name="P19"><text:tab/><text:tab/></text:p>
      <text:p text:style-name="P19"/>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9"/>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text: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as" svg:font-family="Consolas, 'courier new'"/>
    <style:font-face style:name="Lohit Devanagari1" svg:font-family="'Lohit Devanagari'"/>
    <style:font-face style:name="Merriweather" svg:font-family="Merriweather, serif"/>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07T08:46:54.689376538</meta:creation-date>
    <dc:date>2020-12-08T09:22:13.501662866</dc:date>
    <meta:editing-duration>PT4H30M40S</meta:editing-duration>
    <meta:editing-cycles>81</meta:editing-cycles>
    <meta:generator>LibreOffice/6.3.4.2$Linux_X86_64 LibreOffice_project/30$Build-2</meta:generator>
    <meta:document-statistic meta:table-count="0" meta:image-count="0" meta:object-count="0" meta:page-count="15" meta:paragraph-count="300" meta:word-count="1246" meta:character-count="7912" meta:non-whitespace-character-count="6784"/>
  </office:meta>
</office:document-meta>
</file>